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1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32" style:family="table-cell" style:parent-style-name="Default" style:data-style-name="N0">
      <style:table-cell-properties fo:border="thin solid #000000"/>
    </style:style>
    <style:style style:name="ce33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3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38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41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36">
            <text:p>Application identification</text:p>
          </table:table-cell>
          <table:table-cell office:value-type="string" table:style-name="ce37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40">
            <text:p>Moved to Crane</text:p>
          </table:table-cell>
          <table:table-cell table:style-name="ce41"/>
          <table:table-cell table:style-name="ce36"/>
          <table:table-cell office:value-type="string" table:style-name="ce34">
            <text:p>postponed</text:p>
          </table:table-cell>
          <table:table-cell table:number-columns-repeated="1014" table:style-name="ce23"/>
          <table:table-cell table:number-columns-repeated="15363" table:style-name="ce24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5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26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26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26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26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2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26"/>
          <table:table-cell table:number-columns-repeated="1014" table:style-name="ce7"/>
          <table:table-cell table:number-columns-repeated="15363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7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26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26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28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6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26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36">
            <text:p>Removing listener</text:p>
          </table:table-cell>
          <table:table-cell office:value-type="string" table:style-name="ce37">
            <text:p>- Remove invitation listener because there is already Intents</text:p>
          </table:table-cell>
          <table:table-cell office:value-type="string" table:style-name="ce40">
            <text:p>Cancelled</text:p>
          </table:table-cell>
          <table:table-cell office:value-type="string" table:style-name="ce41">
            <text:p>Rejected</text:p>
          </table:table-cell>
          <table:table-cell table:style-name="ce38"/>
          <table:table-cell table:style-name="ce39"/>
          <table:table-cell table:number-columns-repeated="1014" table:style-name="ce23"/>
          <table:table-cell table:number-columns-repeated="15363" table:style-name="ce24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36">
            <text:p>Removing Get functions</text:p>
          </table:table-cell>
          <table:table-cell office:value-type="string" table:style-name="ce37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26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36">
            <text:p>RCS extensions</text:p>
          </table:table-cell>
          <table:table-cell office:value-type="string" table:style-name="ce37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9</text:p>
          </table:table-cell>
          <table:table-cell office:value-type="string" table:style-name="ce36">
            <text:p>Add geoloc listener</text:p>
          </table:table-cell>
          <table:table-cell office:value-type="string" table:style-name="ce37">
            <text:p>- Add a callback listener for geoloc exchange during chat as for GSh</text:p>
          </table:table-cell>
          <table:table-cell office:value-type="string" table:style-name="ce40">
            <text:p>Cancelled</text:p>
          </table:table-cell>
          <table:table-cell office:value-type="string" table:style-name="ce41">
            <text:p>Rejected</text:p>
          </table:table-cell>
          <table:table-cell table:style-name="ce38"/>
          <table:table-cell table:style-name="ce34"/>
          <table:table-cell table:number-columns-repeated="1014" table:style-name="ce23"/>
          <table:table-cell table:number-columns-repeated="15363" table:style-name="ce24"/>
        </table:table-row>
        <table:table-row table:style-name="ro1">
          <table:table-cell office:value-type="string" table:style-name="ce29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0">
            <text:p>New version</text:p>
          </table:table-cell>
          <table:table-cell office:value-type="string" table:style-name="ce31">
            <text:p><text:a xlink:href="https://rcsjta.googlecode.com/git/docs/CR/CR_blackbird_5.2/RCSJTA_TT_BB_CR030_VSH_R5.docx">https://rcsjta.googlecode.com/git/docs/CR/CR_blackbird_5.2/RCSJTA_TT_BB_CR030_VSH_R5.docx</text:a></text:p>
          </table:table-cell>
          <table:table-cell table:style-name="ce32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29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3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26"/>
          <table:table-cell table:number-columns-repeated="16377"/>
        </table:table-row>
        <table:table-row table:style-name="ro1">
          <table:table-cell office:value-type="string" table:style-name="ce29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34">
            <text:p>In progress SONY/ORANGE</text:p>
          </table:table-cell>
          <table:table-cell office:value-type="string" table:style-name="ce30">
            <text:p>Not reviewed</text:p>
          </table:table-cell>
          <table:table-cell table:style-name="ce22"/>
          <table:table-cell table:style-name="ce26"/>
          <table:table-cell table:number-columns-repeated="16377"/>
        </table:table-row>
        <table:table-row table:style-name="ro1">
          <table:table-cell office:value-type="string" table:style-name="ce29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30">
            <text:p>New version</text:p>
          </table:table-cell>
          <table:table-cell office:value-type="string" table:style-name="ce31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29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30">
            <text:p>New version</text:p>
          </table:table-cell>
          <table:table-cell office:value-type="string" table:style-name="ce31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26">
            <text:p>NA</text:p>
          </table:table-cell>
          <table:table-cell table:number-columns-repeated="16377"/>
        </table:table-row>
        <table:table-row table:style-name="ro1">
          <table:table-cell office:value-type="string" table:style-name="ce29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30">
            <text:p>New version</text:p>
          </table:table-cell>
          <table:table-cell office:value-type="string" table:style-name="ce31">
            <text:p><text:a xlink:href="https://rcsjta.googlecode.com/git/docs/CR/CR_blackbird_5.2/RCSJTA_TT_BB_CR035_FileUpload_API_R2.doc">https://rcsjta.googlecode.com/git/docs/CR/CR_blackbird_5.2/RCSJTA_TT_BB_CR035_FileUpload_API_R2.doc</text:a></text:p>
          </table:table-cell>
          <table:table-cell office:value-type="string" table:style-name="ce26">
            <text:p>implemented</text:p>
          </table:table-cell>
          <table:table-cell table:number-columns-repeated="16377"/>
        </table:table-row>
        <table:table-row table:style-name="ro1">
          <table:table-cell office:value-type="string" table:style-name="ce29">
            <text:p>036</text:p>
          </table:table-cell>
          <table:table-cell office:value-type="string" table:style-name="ce18">
            <text:p>Authorization</text:p>
          </table:table-cell>
          <table:table-cell office:value-type="float" office:value="0" table:formula="msoxl:=- Service API authorisation" table:style-name="ce35">
            <text:p>#NOM?</text:p>
          </table:table-cell>
          <table:table-cell office:value-type="string" table:style-name="ce20">
            <text:p>Ready for GSMA review</text:p>
          </table:table-cell>
          <table:table-cell office:value-type="string" table:style-name="ce30">
            <text:p>New version</text:p>
          </table:table-cell>
          <table:table-cell office:value-type="string" table:style-name="ce31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table:style-name="ce26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34">
            <text:p>In progress SONY</text:p>
          </table:table-cell>
          <table:table-cell office:value-type="string" table:style-name="ce30">
            <text:p>Not reviewed</text:p>
          </table:table-cell>
          <table:table-cell table:style-name="ce18"/>
          <table:table-cell table:style-name="ce26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18T15:44:15Z</dc:date>
    <meta:editing-cycles>29</meta:editing-cycles>
    <meta:editing-duration>PT12357S</meta:editing-duration>
  </office:meta>
</office:document-meta>
</file>